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ritual Warfare</text:p>
      <text:p text:style-name="P1"/>
      <text:p text:style-name="P1">19/10/25</text:p>
      <text:p text:style-name="P1"/>
      <text:p text:style-name="P1"/>
      <text:p text:style-name="P1">Father God Almighty...only You have all the answer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19T17:54:53.98</meta:creation-date>
    <dc:date>2025-10-20T12:35:07.27</dc:date>
    <meta:editing-duration>PT2H16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11" meta:character-count="78"/>
  </office:meta>
</office:document-meta>
</file>